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Лист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д-3</text:p>
          </table:table-cell>
          <table:table-cell office:value-type="string" calcext:value-type="string">
            <text:p>д-2</text:p>
          </table:table-cell>
          <table:table-cell office:value-type="string" calcext:value-type="string">
            <text:p>д-1</text:p>
          </table:table-cell>
          <table:table-cell office:value-type="string" calcext:value-type="string">
            <text:p>Д+1</text:p>
          </table:table-cell>
          <table:table-cell office:value-type="string" calcext:value-type="string">
            <text:p>Д+2</text:p>
          </table:table-cell>
          <table:table-cell office:value-type="string" calcext:value-type="string">
            <text:p>Д+3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*(-4)+[.C3]*(-2)+[.D3]*(-1)+[.E3]*1+[.F3]*2+[.G3]*4+6"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*(-4)+[.C4]*(-2)+[.D4]*(-1)+[.E4]*1+[.F4]*2+[.G4]*4+6"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*(-4)+[.C5]*(-2)+[.D5]*(-1)+[.E5]*1+[.F5]*2+[.G5]*4+6"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6]*(-4)+[.C6]*(-2)+[.D6]*(-1)+[.E6]*1+[.F6]*2+[.G6]*4+6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]*(-4)+[.C7]*(-2)+[.D7]*(-1)+[.E7]*1+[.F7]*2+[.G7]*4+6"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*(-4)+[.C8]*(-2)+[.D8]*(-1)+[.E8]*1+[.F8]*2+[.G8]*4+6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9]*(-4)+[.C9]*(-2)+[.D9]*(-1)+[.E9]*1+[.F9]*2+[.G9]*4+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0]*(-4)+[.C10]*(-2)+[.D10]*(-1)+[.E10]*1+[.F10]*2+[.G10]*4+6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1]*(-4)+[.C11]*(-2)+[.D11]*(-1)+[.E11]*1+[.F11]*2+[.G11]*4+6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2]*(-4)+[.C12]*(-2)+[.D12]*(-1)+[.E12]*1+[.F12]*2+[.G12]*4+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B13]*(-4)+[.C13]*(-2)+[.D13]*(-1)+[.E13]*1+[.F13]*2+[.G13]*4+6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.00.0000</text:date>, <text:time style:data-style-name="N2" text:time-value="16:34:16.71633392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21:41:17.542448414</meta:creation-date>
    <dc:date>2016-12-02T18:35:43.462013054</dc:date>
    <meta:editing-duration>PT2H35M2S</meta:editing-duration>
    <meta:editing-cycles>8</meta:editing-cycles>
    <meta:generator>LibreOffice/4.3.3.2$Linux_x86 LibreOffice_project/430m0$Build-2</meta:generator>
    <meta:document-statistic meta:table-count="1" meta:cell-count="109" meta:object-count="0"/>
  </office:meta>
</office:document-meta>
</file>